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409in"/>
    </style:style>
    <style:style style:name="co3" style:family="table-column">
      <style:table-column-properties fo:break-before="auto" style:column-width="1.5492in"/>
    </style:style>
    <style:style style:name="co4" style:family="table-column">
      <style:table-column-properties fo:break-before="auto" style:column-width="1.6398in"/>
    </style:style>
    <style:style style:name="co5" style:family="table-column">
      <style:table-column-properties fo:break-before="auto" style:column-width="1.6807in"/>
    </style:style>
    <style:style style:name="co6" style:family="table-column">
      <style:table-column-properties fo:break-before="auto" style:column-width="0.9654in"/>
    </style:style>
    <style:style style:name="co7" style:family="table-column">
      <style:table-column-properties fo:break-before="auto" style:column-width="1.5902in"/>
    </style:style>
    <style:style style:name="ro1" style:family="table-row">
      <style:table-row-properties style:row-height="0.1752in" fo:break-before="auto" style:use-optimal-row-height="true"/>
    </style:style>
    <style:style style:name="ro2" style:family="table-row">
      <style:table-row-properties style:row-height="0.8366in" fo:break-before="auto" style:use-optimal-row-height="true"/>
    </style:style>
    <style:style style:name="ro3" style:family="table-row">
      <style:table-row-properties style:row-height="1.0008in" fo:break-before="auto" style:use-optimal-row-height="true"/>
    </style:style>
    <style:style style:name="ro4" style:family="table-row">
      <style:table-row-properties style:row-height="0.6736in" fo:break-before="auto" style:use-optimal-row-height="true"/>
    </style:style>
    <style:style style:name="ro5" style:family="table-row">
      <style:table-row-properties style:row-height="1.3272in" fo:break-before="auto" style:use-optimal-row-height="true"/>
    </style:style>
    <style:style style:name="ro6" style:family="table-row">
      <style:table-row-properties style:row-height="0.3402in" fo:break-before="auto" style:use-optimal-row-height="true"/>
    </style:style>
    <style:style style:name="ro7" style:family="table-row">
      <style:table-row-properties style:row-height="0.3465in" fo:break-before="auto" style:use-optimal-row-height="true"/>
    </style:style>
    <style:style style:name="ro8" style:family="table-row">
      <style:table-row-properties style:row-height="1.654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none" fo:background-color="#cccccc" fo:border-left="none" fo:border-right="none" fo:border-top="0.0008in solid #000000"/>
      <style:text-properties fo:font-style="italic" fo:font-weight="bold"/>
    </style:style>
    <style:style style:name="ce2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fo:font-style="italic"/>
    </style:style>
    <style:style style:name="ce3" style:family="table-cell" style:parent-style-name="Default">
      <style:table-cell-properties fo:background-color="#cccccc"/>
      <style:text-properties fo:font-style="italic"/>
    </style:style>
    <style:style style:name="ce4" style:family="table-cell" style:parent-style-name="Default">
      <style:table-cell-properties fo:background-color="#cccccc" fo:wrap-option="wrap" style:vertical-align="top"/>
      <style:text-properties fo:font-style="italic"/>
    </style:style>
    <style:style style:name="ce5" style:family="table-cell" style:parent-style-name="Default">
      <style:table-cell-properties fo:border-bottom="none" fo:background-color="#ffcc99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weight="bold"/>
    </style:style>
    <style:style style:name="ce6" style:family="table-cell" style:parent-style-name="Default">
      <style:table-cell-properties fo:background-color="#ffcc99" style:text-align-source="fix" style:repeat-content="false" fo:border="0.0008in solid #000000"/>
      <style:paragraph-properties fo:text-align="center" fo:margin-left="0in"/>
      <style:text-properties fo:font-style="italic" fo:font-weight="bold" style:font-weight-asian="bold" style:font-weight-complex="bold"/>
    </style:style>
    <style:style style:name="ce7" style:family="table-cell" style:parent-style-name="Default" style:data-style-name="N37">
      <style:table-cell-properties fo:border-bottom="none" fo:border-left="0.0008in solid #000000" fo:border-right="none" fo:border-top="none"/>
    </style:style>
    <style:style style:name="ce8" style:family="table-cell" style:parent-style-name="Default">
      <style:table-cell-properties fo:border-bottom="none" fo:border-left="0.0008in solid #000000" fo:border-right="none" fo:border-top="none"/>
    </style:style>
    <style:style style:name="ce9" style:family="table-cell" style:parent-style-name="Default">
      <style:table-cell-properties fo:border-bottom="none" fo:wrap-option="wrap" fo:border-left="0.0008in solid #000000" fo:border-right="none" fo:border-top="none" style:vertical-align="top"/>
    </style:style>
    <style:style style:name="ce10" style:family="table-cell" style:parent-style-name="Default">
      <style:table-cell-properties fo:border-bottom="none" fo:background-color="#ffcc99" fo:border-left="none" fo:border-right="0.0008in solid #000000" fo:border-top="0.0008in solid #000000"/>
      <style:text-properties fo:font-weight="bold"/>
    </style:style>
    <style:style style:name="ce11" style:family="table-cell" style:parent-style-name="Default">
      <style:table-cell-properties fo:border-bottom="none" fo:border-left="none" fo:border-right="0.0008in solid #000000" fo:border-top="none"/>
    </style:style>
    <style:style style:name="ce12" style:family="table-cell" style:parent-style-name="Default">
      <style:table-cell-properties fo:border-bottom="none" fo:wrap-option="wrap" fo:border-left="none" fo:border-right="0.0008in solid #000000" fo:border-top="none" style:vertical-align="top"/>
    </style:style>
    <style:style style:name="ce13" style:family="table-cell" style:parent-style-name="Default">
      <style:table-cell-properties fo:border-bottom="none" fo:background-color="#e6e6ff" style:text-align-source="fix" style:repeat-content="false" fo:border-left="none" fo:border-right="none" fo:border-top="0.0008in solid #000000"/>
      <style:paragraph-properties fo:text-align="center" fo:margin-left="0in"/>
      <style:text-properties fo:font-weight="bold"/>
    </style:style>
    <style:style style:name="ce14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style="italic" fo:font-weight="bold" style:font-weight-asian="bold" style:font-weight-complex="bold"/>
    </style:style>
    <style:style style:name="ce15" style:family="table-cell" style:parent-style-name="Default">
      <style:table-cell-properties fo:wrap-option="wrap" style:vertical-align="top"/>
    </style:style>
    <style:style style:name="ce16" style:family="table-cell" style:parent-style-name="Default">
      <style:table-cell-properties fo:border-bottom="none" fo:background-color="#e6e6ff" fo:border-left="none" fo:border-right="none" fo:border-top="0.0008in solid #000000"/>
      <style:text-properties fo:font-weight="bold"/>
    </style:style>
    <style:style style:name="ce17" style:family="table-cell" style:parent-style-name="Default">
      <style:table-cell-properties fo:background-color="#e6e6ff"/>
    </style:style>
    <style:style style:name="ce18" style:family="table-cell" style:parent-style-name="Default">
      <style:table-cell-properties fo:border-bottom="none" fo:background-color="#e6e6ff" fo:border-left="none" fo:border-right="0.0008in solid #000000" fo:border-top="0.0008in solid #000000"/>
      <style:text-properties fo:font-weight="bold"/>
    </style:style>
    <style:style style:name="ce19" style:family="table-cell" style:parent-style-name="Default"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style="italic"/>
    </style:style>
    <style:style style:name="ce21" style:family="table-cell" style:parent-style-name="Default">
      <style:table-cell-properties fo:border-bottom="none" fo:border-left="none" fo:border-right="none" fo:border-top="0.0008in solid #000000"/>
      <style:text-properties fo:font-weight="bold"/>
    </style:style>
    <style:style style:name="ce2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tyle="italic"/>
    </style:style>
    <style:style style:name="ce23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24" style:family="table-cell" style:parent-style-name="Default">
      <style:table-cell-properties fo:background-color="#cccccc" style:vertical-align="top"/>
      <style:text-properties fo:font-style="italic"/>
    </style:style>
    <style:style style:name="ce25" style:family="table-cell" style:parent-style-name="Default">
      <style:table-cell-properties fo:background-color="#cccccc" fo:wrap-option="wrap"/>
      <style:text-properties fo:font-style="italic"/>
    </style:style>
    <style:style style:name="ce26" style:family="table-cell" style:parent-style-name="Default">
      <style:table-cell-properties fo:background-color="#ffcc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cc99" style:text-align-source="fix" style:repeat-content="false" fo:border="0.0008in solid #000000"/>
      <style:paragraph-properties fo:text-align="center" fo:margin-left="0in"/>
      <style:text-properties fo:font-style="italic" fo:font-weight="normal" style:font-weight-asian="normal" style:font-weight-complex="normal"/>
    </style:style>
    <style:style style:name="ce28" style:family="table-cell" style:parent-style-name="Default">
      <style:table-cell-properties fo:wrap-option="wrap"/>
    </style:style>
    <style:style style:name="ce29" style:family="table-cell" style:parent-style-name="Default">
      <style:table-cell-properties fo:background-color="#ffcc99"/>
    </style:style>
    <style:style style:name="ce30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style="italic" fo:font-weight="normal" style:font-weight-asian="normal" style:font-weight-complex="normal"/>
    </style:style>
    <style:style style:name="ce31" style:family="table-cell" style:parent-style-name="Default">
      <style:table-cell-properties fo:border-bottom="none" fo:wrap-option="wrap" fo:border-left="none" fo:border-right="0.0008in solid #000000" fo:border-top="none"/>
    </style:style>
    <style:style style:name="ce32" style:family="table-cell" style:parent-style-name="Default">
      <style:table-cell-properties style:vertical-align="top"/>
    </style:style>
    <style:style style:name="ce33" style:family="table-cell" style:parent-style-name="Default">
      <style:table-cell-properties fo:background-color="#cccccc" style:text-align-source="fix" style:repeat-content="false" fo:border="0.0008in solid #000000"/>
      <style:paragraph-properties fo:text-align="start" fo:margin-left="0in"/>
      <style:text-properties fo:font-style="italic"/>
    </style:style>
    <style:style style:name="ta_extref" style:family="table">
      <style:table-properties table:display="false"/>
    </style:style>
    <style:style style:name="T1" style:family="text">
      <style:text-properties style:font-name="Arial" style:font-name-asian="DejaVu Sans" style:font-name-complex="Tahoma"/>
    </style:style>
  </office:automatic-styles>
  <office:body>
    <office:spreadsheet>
      <table:table table:name="Arda-West-Wild" table:style-name="ta1" table:print="false">
        <table:table-column table:style-name="co1" table:default-cell-style-name="ce3"/>
        <table:table-column table:style-name="co2" table:default-cell-style-name="ce8"/>
        <table:table-column table:style-name="co2" table:default-cell-style-name="ce11"/>
        <table:table-column table:style-name="co2" table:number-columns-repeated="7" table:default-cell-style-name="Default"/>
        <table:table-column table:style-name="co2" table:default-cell-style-name="ce11"/>
        <table:table-column table:style-name="co3" table:default-cell-style-name="Default"/>
        <table:table-column table:style-name="co2" table:default-cell-style-name="Default"/>
        <table:table-column table:style-name="co1" table:number-columns-repeated="1011" table:default-cell-style-name="Default"/>
        <table:table-row table:style-name="ro1">
          <table:table-cell table:style-name="ce1" office:value-type="string">
            <text:p>Zone</text:p>
          </table:table-cell>
          <table:table-cell table:style-name="ce5" office:value-type="string" table:number-columns-spanned="2" table:number-rows-spanned="1">
            <text:p>Dunadan: Rhudaur</text:p>
          </table:table-cell>
          <table:covered-table-cell table:style-name="ce10"/>
          <table:table-cell table:style-name="ce13" office:value-type="string">
            <text:p>Western Wilderness</text:p>
          </table:table-cell>
          <table:table-cell table:style-name="ce16"/>
          <table:table-cell table:style-name="ce17" table:number-columns-repeated="2"/>
          <table:table-cell table:style-name="ce16" table:number-columns-repeated="3"/>
          <table:table-cell table:style-name="ce18"/>
          <table:table-cell table:style-name="ce16" table:number-columns-repeated="2"/>
          <table:table-cell table:style-name="ce21" table:number-columns-repeated="240"/>
          <table:table-cell table:number-columns-repeated="771"/>
        </table:table-row>
        <table:table-row table:style-name="ro1">
          <table:table-cell table:style-name="ce2" office:value-type="string">
            <text:p>Place</text:p>
          </table:table-cell>
          <table:table-cell table:style-name="ce6" office:value-type="string">
            <text:p>Amon Sul</text:p>
          </table:table-cell>
          <table:table-cell table:style-name="ce6" office:value-type="string">
            <text:p>Trollshaws</text:p>
          </table:table-cell>
          <table:table-cell table:style-name="ce14" office:value-type="string">
            <text:p>The Maze</text:p>
          </table:table-cell>
          <table:table-cell table:style-name="ce14" office:value-type="string">
            <text:p>Sandworm Lair</text:p>
          </table:table-cell>
          <table:table-cell table:style-name="ce14" office:value-type="string">
            <text:p>Old Forest</text:p>
          </table:table-cell>
          <table:table-cell table:style-name="ce14" office:value-type="string">
            <text:p>Carn Dûm</text:p>
          </table:table-cell>
          <table:table-cell table:style-name="ce14" office:value-type="string">
            <text:p>Tol Falas</text:p>
          </table:table-cell>
          <table:table-cell table:style-name="ce14" office:value-type="string">
            <text:p>Ancient Elven Ruins</text:p>
          </table:table-cell>
          <table:table-cell table:style-name="ce14" office:value-type="string">
            <text:p>Flooded Cave</text:p>
          </table:table-cell>
          <table:table-cell table:style-name="ce14" office:value-type="string">
            <text:p>Mines of Moria</text:p>
          </table:table-cell>
          <table:table-cell table:style-name="ce14" office:value-type="string">
            <text:p>Mount Doom</text:p>
          </table:table-cell>
          <table:table-cell table:style-name="ce20" office:value-type="string">
            <text:p>Mount Gundabad</text:p>
          </table:table-cell>
          <table:table-cell table:style-name="ce22" table:number-columns-repeated="240"/>
          <table:table-cell table:style-name="ce23" table:number-columns-repeated="768"/>
          <table:table-cell table:number-columns-repeated="3"/>
        </table:table-row>
        <table:table-row table:style-name="ro1">
          <table:table-cell office:value-type="string">
            <text:p>Level</text:p>
          </table:table-cell>
          <table:table-cell table:style-name="ce7" office:value-type="string">
            <text:p>1 to 5</text:p>
          </table:table-cell>
          <table:table-cell office:value-type="string">
            <text:p>1 to 5</text:p>
          </table:table-cell>
          <table:table-cell table:number-columns-repeated="4" office:value-type="string">
            <text:p>7 to 12</text:p>
          </table:table-cell>
          <table:table-cell office:value-type="string">
            <text:p>15 to 20</text:p>
          </table:table-cell>
          <table:table-cell office:value-type="string">
            <text:p>18 to 25</text:p>
          </table:table-cell>
          <table:table-cell office:value-type="string">
            <text:p>20 to 25</text:p>
          </table:table-cell>
          <table:table-cell office:value-type="string">
            <text:p>18 to 23</text:p>
          </table:table-cell>
          <table:table-cell table:style-name="ce19" office:value-type="string">
            <text:p>30 to 35</text:p>
          </table:table-cell>
          <table:table-cell office:value-type="string">
            <text:p>21 to 30</text:p>
          </table:table-cell>
          <table:table-cell table:number-columns-repeated="1011"/>
        </table:table-row>
        <table:table-row table:style-name="ro1">
          <table:table-cell office:value-type="string">
            <text:p>Max lev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PC types</text:p>
          </table:table-cell>
          <table:table-cell office:value-type="string">
            <text:p>skeleton</text:p>
          </table:table-cell>
          <table:table-cell office:value-type="string">
            <text:p>troll</text:p>
          </table:table-cell>
          <table:table-cell office:value-type="string">
            <text:p>vermin</text:p>
          </table:table-cell>
          <table:table-cell office:value-type="string">
            <text:p>sandworm</text:p>
          </table:table-cell>
          <table:table-cell office:value-type="string">
            <text:p>canine</text:p>
          </table:table-cell>
          <table:table-cell office:value-type="string">
            <text:p>cold drakes</text:p>
          </table:table-cell>
          <table:table-cell office:value-type="string">
            <text:p>skeleton</text:p>
          </table:table-cell>
          <table:table-cell office:value-type="string">
            <text:p>mummies</text:p>
          </table:table-cell>
          <table:table-cell office:value-type="string">
            <text:p>aquatic critters</text:p>
          </table:table-cell>
          <table:table-cell office:value-type="string">
            <text:p>orcs</text:p>
          </table:table-cell>
          <table:table-cell office:value-type="string">
            <text:p>fire elementals</text:p>
          </table:table-cell>
          <table:table-cell office:value-type="string">
            <text:p>goblin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rodent</text:p>
          </table:table-cell>
          <table:table-cell table:number-columns-repeated="2" office:value-type="string">
            <text:p>canine</text:p>
          </table:table-cell>
          <table:table-cell office:value-type="string">
            <text:p>ooze</text:p>
          </table:table-cell>
          <table:table-cell office:value-type="string">
            <text:p>plant</text:p>
          </table:table-cell>
          <table:table-cell office:value-type="string">
            <text:p>snow giant</text:p>
          </table:table-cell>
          <table:table-cell office:value-type="string">
            <text:p>ghoul</text:p>
          </table:table-cell>
          <table:table-cell office:value-type="string">
            <text:p>undeads</text:p>
          </table:table-cell>
          <table:table-cell office:value-type="string">
            <text:p>aquatic demons</text:p>
          </table:table-cell>
          <table:table-cell office:value-type="string">
            <text:p>trolls</text:p>
          </table:table-cell>
          <table:table-cell office:value-type="string">
            <text:p>fire wyrmics</text:p>
          </table:table-cell>
          <table:table-cell office:value-type="string">
            <text:p>fire drake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mold</text:p>
          </table:table-cell>
          <table:table-cell office:value-type="string">
            <text:p>vermin</text:p>
          </table:table-cell>
          <table:table-cell/>
          <table:table-cell office:value-type="string">
            <text:p>jelly</text:p>
          </table:table-cell>
          <table:table-cell office:value-type="string">
            <text:p>bear</text:p>
          </table:table-cell>
          <table:table-cell office:value-type="string">
            <text:p>wolves</text:p>
          </table:table-cell>
          <table:table-cell office:value-type="string">
            <text:p>vampire</text:p>
          </table:table-cell>
          <table:table-cell table:number-columns-repeated="3"/>
          <table:table-cell office:value-type="string">
            <text:p>dragons</text:p>
          </table:table-cell>
          <table:table-cell office:value-type="string">
            <text:p>snake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vermin</text:p>
          </table:table-cell>
          <table:table-cell office:value-type="string">
            <text:p>rodent</text:p>
          </table:table-cell>
          <table:table-cell/>
          <table:table-cell table:number-columns-repeated="2" office:value-type="string">
            <text:p>vermin</text:p>
          </table:table-cell>
          <table:table-cell office:value-type="string">
            <text:p>xorns</text:p>
          </table:table-cell>
          <table:table-cell table:number-columns-repeated="4"/>
          <table:table-cell office:value-type="string">
            <text:p>faeros</text:p>
          </table:table-cell>
          <table:table-cell table:number-columns-repeated="1012"/>
        </table:table-row>
        <table:table-row table:style-name="ro1">
          <table:table-cell/>
          <table:table-cell table:number-columns-repeated="2" office:value-type="string">
            <text:p>snake</text:p>
          </table:table-cell>
          <table:table-cell table:number-columns-repeated="2"/>
          <table:table-cell office:value-type="string">
            <text:p>snak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plant</text:p>
          </table:table-cell>
          <table:table-cell table:number-columns-repeated="2"/>
          <table:table-cell office:value-type="string">
            <text:p>swarm</text:p>
          </table:table-cell>
          <table:table-cell table:number-columns-repeated="1018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>
            <text:p>Boss</text:p>
          </table:table-cell>
          <table:table-cell office:value-type="string">
            <text:p>Shade of Angmar</text:p>
          </table:table-cell>
          <table:table-cell office:value-type="string">
            <text:p>Bill the Stone Troll</text:p>
          </table:table-cell>
          <table:table-cell office:value-type="string">
            <text:p>Minotaur</text:p>
          </table:table-cell>
          <table:table-cell office:value-type="string">
            <text:p>Sandworm Queen</text:p>
          </table:table-cell>
          <table:table-cell office:value-type="string">
            <text:p>Old Man Willow</text:p>
          </table:table-cell>
          <table:table-cell office:value-type="string">
            <text:p>Rantha the Worm</text:p>
          </table:table-cell>
          <table:table-cell office:value-type="string">
            <text:p>The Master (vampire)</text:p>
          </table:table-cell>
          <table:table-cell office:value-type="string">
            <text:p>Greater Mummy Lord</text:p>
          </table:table-cell>
          <table:table-cell office:value-type="string">
            <text:p>Ukllmswwik (drake)</text:p>
          </table:table-cell>
          <table:table-cell office:value-type="string">
            <text:p>Golbug the Destroyer</text:p>
          </table:table-cell>
          <table:table-cell office:value-type="string">
            <text:p>Fyrk, Faeros High Guard</text:p>
          </table:table-cell>
          <table:table-cell office:value-type="string">
            <text:p>Angadon the Worm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oss Loot</text:p>
          </table:table-cell>
          <table:table-cell office:value-type="string">
            <text:p>Angmar's Fall (staff)</text:p>
          </table:table-cell>
          <table:table-cell office:value-type="string">
            <text:p>Bill Tree Trunk (maul)</text:p>
          </table:table-cell>
          <table:table-cell office:value-type="string">
            <text:p>Helm of Hammerhand</text:p>
          </table:table-cell>
          <table:table-cell office:value-type="string">
            <text:p>Queen's Heart</text:p>
          </table:table-cell>
          <table:table-cell office:value-type="string">
            <text:p>OMW Barkwood</text:p>
          </table:table-cell>
          <table:table-cell office:value-type="string">
            <text:p>Frost Treads</text:p>
          </table:table-cell>
          <table:table-cell office:value-type="string">
            <text:p>Amulet of Dread</text:p>
          </table:table-cell>
          <table:table-cell office:value-type="string">
            <text:p>Longsword Ringil</text:p>
          </table:table-cell>
          <table:table-cell office:value-type="string">
            <text:p>???</text:p>
          </table:table-cell>
          <table:table-cell office:value-type="string">
            <text:p>Orb of Many Ways</text:p>
          </table:table-cell>
          <table:table-cell table:number-columns-repeated="1013"/>
        </table:table-row>
        <table:table-row table:style-name="ro1">
          <table:table-cell/>
          <table:table-cell table:number-columns-repeated="2" office:value-type="string">
            <text:p>3 egos</text:p>
          </table:table-cell>
          <table:table-cell table:number-columns-repeated="3" office:value-type="string">
            <text:p>5 egos</text:p>
          </table:table-cell>
          <table:table-cell office:value-type="string">
            <text:p>4 egos</text:p>
          </table:table-cell>
          <table:table-cell office:value-type="string">
            <text:p>7 egos</text:p>
          </table:table-cell>
          <table:table-cell office:value-type="string">
            <text:p>5 egos</text:p>
          </table:table-cell>
          <table:table-cell/>
          <table:table-cell office:value-type="string">
            <text:p>7 egos</text:p>
          </table:table-cell>
          <table:table-cell/>
          <table:table-cell office:value-type="string">
            <text:p>9 egos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>
            <text:p>lots of gold</text:p>
          </table:table-cell>
          <table:table-cell/>
          <table:table-cell office:value-type="string">
            <text:p>1 ego mummy wrapping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taff of Absorption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>
            <text:p>Normal Loot</text:p>
          </table:table-cell>
          <table:table-cell table:number-columns-repeated="1023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style-name="ce4" office:value-type="string">
            <text:p>Notes</text:p>
          </table:table-cell>
          <table:table-cell table:style-name="ce9"/>
          <table:table-cell table:style-name="ce12"/>
          <table:table-cell table:style-name="ce15" table:number-columns-repeated="4"/>
          <table:table-cell table:style-name="ce15" office:value-type="string">
            <text:p>First «half» of the game; players finds the staff and then looses it, sends him to moria</text:p>
          </table:table-cell>
          <table:table-cell table:style-name="ce15" table:number-columns-repeated="2"/>
          <table:table-cell table:style-name="ce12" office:value-type="string">
            <text:p>the orb is used to activate the portal to the far east (and many others)</text:p>
          </table:table-cell>
          <table:table-cell table:style-name="ce15" office:value-type="string">
            <text:p>the player comes here to try to stop the istari from absorbing the power of mount doom</text:p>
          </table:table-cell>
          <table:table-cell table:style-name="ce15" table:number-columns-repeated="1012"/>
        </table:table-row>
        <table:table-row table:style-name="ro3">
          <table:table-cell table:style-name="ce4"/>
          <table:table-cell table:style-name="ce9"/>
          <table:table-cell table:style-name="ce12"/>
          <table:table-cell table:style-name="ce15" table:number-columns-repeated="7"/>
          <table:table-cell table:style-name="ce12"/>
          <table:table-cell table:style-name="ce15" office:value-type="string">
            <text:p>if the player fails <text:s/>they will later be able to open a portal to the void to let morgoth come back:: ultra ending</text:p>
          </table:table-cell>
          <table:table-cell table:style-name="ce15" table:number-columns-repeated="1012"/>
        </table:table-row>
        <table:table-row table:style-name="ro2">
          <table:table-cell table:style-name="ce4"/>
          <table:table-cell table:style-name="ce9"/>
          <table:table-cell table:style-name="ce12"/>
          <table:table-cell table:style-name="ce15" table:number-columns-repeated="7"/>
          <table:table-cell table:style-name="ce12"/>
          <table:table-cell table:style-name="ce15" office:value-type="string">
            <text:p>if the player succeeds morgoth wont come but the istari are still a menace and must be eliminated</text:p>
          </table:table-cell>
          <table:table-cell table:style-name="ce15" table:number-columns-repeated="1012"/>
        </table:table-row>
        <table:table-row table:style-name="ro1">
          <table:table-cell table:style-name="ce4"/>
          <table:table-cell table:style-name="ce9"/>
          <table:table-cell table:style-name="ce12"/>
          <table:table-cell table:style-name="ce15" table:number-columns-repeated="7"/>
          <table:table-cell table:style-name="ce12"/>
          <table:table-cell table:style-name="ce15" table:number-columns-repeated="1013"/>
        </table:table-row>
        <table:table-row table:style-name="ro4">
          <table:table-cell table:style-name="ce4"/>
          <table:table-cell table:style-name="ce9"/>
          <table:table-cell table:style-name="ce12"/>
          <table:table-cell table:style-name="ce15" table:number-columns-repeated="7"/>
          <table:table-cell table:style-name="ce12"/>
          <table:table-cell table:style-name="ce15" office:value-type="string">
            <text:p>this is a speed race to the bottom; player has XXX turns to get there before it is too late</text:p>
          </table:table-cell>
          <table:table-cell table:style-name="ce15" table:number-columns-repeated="1012"/>
        </table:table-row>
        <table:table-row table:style-name="ro1" table:number-rows-repeated="6">
          <table:table-cell table:style-name="ce4"/>
          <table:table-cell table:style-name="ce9"/>
          <table:table-cell table:style-name="ce12"/>
          <table:table-cell table:style-name="ce15" table:number-columns-repeated="7"/>
          <table:table-cell table:style-name="ce12"/>
          <table:table-cell table:style-name="ce15" table:number-columns-repeated="1013"/>
        </table:table-row>
        <table:table-row table:style-name="ro1" table:number-rows-repeated="654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da-East-Wild" table:style-name="ta1" table:print="false">
        <table:table-column table:style-name="co1" table:default-cell-style-name="ce3"/>
        <table:table-column table:style-name="co2" table:number-columns-repeated="4" table:default-cell-style-name="Default"/>
        <table:table-column table:style-name="co4" table:default-cell-style-name="Default"/>
        <table:table-column table:style-name="co5" table:number-columns-repeated="7" table:default-cell-style-name="Default"/>
        <table:table-column table:style-name="co2" table:default-cell-style-name="ce11"/>
        <table:table-column table:style-name="co1" table:number-columns-repeated="1010" table:default-cell-style-name="Default"/>
        <table:table-row table:style-name="ro1">
          <table:table-cell table:style-name="ce1" office:value-type="string">
            <text:p>Zone</text:p>
          </table:table-cell>
          <table:table-cell table:style-name="ce26" office:value-type="string" table:number-columns-spanned="2" table:number-rows-spanned="1">
            <text:p>Orc: Sunwall outpost</text:p>
          </table:table-cell>
          <table:covered-table-cell table:style-name="ce29"/>
          <table:table-cell table:style-name="ce13" office:value-type="string">
            <text:p>Empty Lands</text:p>
          </table:table-cell>
          <table:table-cell table:style-name="ce16" table:number-columns-repeated="9"/>
          <table:table-cell table:style-name="ce18"/>
          <table:table-cell table:style-name="ce21" table:number-columns-repeated="243"/>
          <table:table-cell table:number-columns-repeated="767"/>
        </table:table-row>
        <table:table-row table:style-name="ro1">
          <table:table-cell table:style-name="ce2" office:value-type="string">
            <text:p>Place</text:p>
          </table:table-cell>
          <table:table-cell table:style-name="ce27" office:value-type="string">
            <text:p>Sunwall Outpost</text:p>
          </table:table-cell>
          <table:table-cell table:style-name="ce27" office:value-type="string">
            <text:p>Sunwall Outpost</text:p>
          </table:table-cell>
          <table:table-cell table:style-name="ce14" office:value-type="string">
            <text:p>Ardhungol</text:p>
          </table:table-cell>
          <table:table-cell table:style-name="ce20" office:value-type="string">
            <text:p>Illusory Castle</text:p>
          </table:table-cell>
          <table:table-cell table:style-name="ce14" office:value-type="string">
            <text:p>Rak'shor Pride</text:p>
          </table:table-cell>
          <table:table-cell table:style-name="ce30" office:value-type="string">
            <text:p>Swamp of Agony</text:p>
          </table:table-cell>
          <table:table-cell table:style-name="ce14" office:value-type="string">
            <text:p>Erúan</text:p>
          </table:table-cell>
          <table:table-cell table:style-name="ce30" office:value-type="string">
            <text:p>Eastport</text:p>
          </table:table-cell>
          <table:table-cell table:style-name="ce30" office:value-type="string">
            <text:p>Abandoned Temple</text:p>
          </table:table-cell>
          <table:table-cell table:style-name="ce30" office:value-type="string">
            <text:p>Gorbat Pride</text:p>
          </table:table-cell>
          <table:table-cell table:style-name="ce14" office:value-type="string">
            <text:p>Vor Pride</text:p>
          </table:table-cell>
          <table:table-cell table:style-name="ce30" office:value-type="string">
            <text:p>Grushnak Pride</text:p>
          </table:table-cell>
          <table:table-cell table:style-name="ce30" office:value-type="string">
            <text:p>High Peek</text:p>
          </table:table-cell>
          <table:table-cell table:style-name="ce22" table:number-columns-repeated="243"/>
          <table:table-cell table:style-name="ce23" table:number-columns-repeated="767"/>
        </table:table-row>
        <table:table-row table:style-name="ro1">
          <table:table-cell office:value-type="string">
            <text:p>Level</text:p>
          </table:table-cell>
          <table:table-cell table:number-columns-repeated="2" office:value-type="string">
            <text:p>1 to 5</text:p>
          </table:table-cell>
          <table:table-cell table:number-columns-repeated="3" office:value-type="string">
            <text:p>25 to 30</text:p>
          </table:table-cell>
          <table:table-cell table:number-columns-repeated="3" office:value-type="string">
            <text:p>30 to 35</text:p>
          </table:table-cell>
          <table:table-cell table:number-columns-repeated="4" office:value-type="string">
            <text:p>35 to 40</text:p>
          </table:table-cell>
          <table:table-cell office:value-type="string">
            <text:p>55 to 60</text:p>
          </table:table-cell>
          <table:table-cell table:number-columns-repeated="1010"/>
        </table:table-row>
        <table:table-row table:style-name="ro1">
          <table:table-cell office:value-type="string">
            <text:p>Max lev</text:p>
          </table:table-cell>
          <table:table-cell table:number-columns-repeated="8" office:value-type="float" office:value="5">
            <text:p>5</text:p>
          </table:table-cell>
          <table:table-cell table:number-columns-repeated="4" office:value-type="float" office:value="7">
            <text:p>7</text:p>
          </table:table-cell>
          <table:table-cell office:value-type="float" office:value="20">
            <text:p>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PC types</text:p>
          </table:table-cell>
          <table:table-cell table:number-columns-repeated="2"/>
          <table:table-cell office:value-type="string">
            <text:p>spiderkin</text:p>
          </table:table-cell>
          <table:table-cell office:value-type="string">
            <text:p>constructs</text:p>
          </table:table-cell>
          <table:table-cell office:value-type="string">
            <text:p>orcs</text:p>
          </table:table-cell>
          <table:table-cell office:value-type="string">
            <text:p>repiles (crocodiles, …)</text:p>
          </table:table-cell>
          <table:table-cell office:value-type="string">
            <text:p>sand drakes</text:p>
          </table:table-cell>
          <table:table-cell office:value-type="string">
            <text:p>easterlings</text:p>
          </table:table-cell>
          <table:table-cell office:value-type="string">
            <text:p>mad cultist</text:p>
          </table:table-cell>
          <table:table-cell office:value-type="string">
            <text:p>drakes</text:p>
          </table:table-cell>
          <table:table-cell table:number-columns-repeated="2"/>
          <table:table-cell office:value-type="string">
            <text:p>orcs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mad dwarves</text:p>
          </table:table-cell>
          <table:table-cell office:value-type="string">
            <text:p>skeletons</text:p>
          </table:table-cell>
          <table:table-cell office:value-type="string">
            <text:p>a few orcs</text:p>
          </table:table-cell>
          <table:table-cell office:value-type="string">
            <text:p>sandworms</text:p>
          </table:table-cell>
          <table:table-cell office:value-type="string">
            <text:p>some orcs</text:p>
          </table:table-cell>
          <table:table-cell office:value-type="string">
            <text:p>demons</text:p>
          </table:table-cell>
          <table:table-cell office:value-type="string">
            <text:p>dragons</text:p>
          </table:table-cell>
          <table:table-cell table:number-columns-repeated="2"/>
          <table:table-cell office:value-type="string">
            <text:p>drakes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dwarf-golem fusions</text:p>
          </table:table-cell>
          <table:table-cell office:value-type="string">
            <text:p>zombies</text:p>
          </table:table-cell>
          <table:table-cell office:value-type="string">
            <text:p>undead spirits</text:p>
          </table:table-cell>
          <table:table-cell office:value-type="string">
            <text:p>ritchs</text:p>
          </table:table-cell>
          <table:table-cell table:number-columns-repeated="5"/>
          <table:table-cell office:value-type="string">
            <text:p>corrupted humans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drolems</text:p>
          </table:table-cell>
          <table:table-cell office:value-type="string">
            <text:p>bone giants</text:p>
          </table:table-cell>
          <table:table-cell/>
          <table:table-cell office:value-type="string">
            <text:p>orcs</text:p>
          </table:table-cell>
          <table:table-cell table:number-columns-repeated="5"/>
          <table:table-cell office:value-type="string">
            <text:p>golems</text:p>
          </table:table-cell>
          <table:table-cell table:number-columns-repeated="1010"/>
        </table:table-row>
        <table:table-row table:style-name="ro1">
          <table:table-cell table:number-columns-repeated="13"/>
          <table:table-cell office:value-type="string">
            <text:p>undeads</text:p>
          </table:table-cell>
          <table:table-cell table:number-columns-repeated="1010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>
            <text:p>Boss</text:p>
          </table:table-cell>
          <table:table-cell office:value-type="string">
            <text:p>Sun Paladin Aeryn</text:p>
          </table:table-cell>
          <table:table-cell office:value-type="string">
            <text:p>Sun Paladin Tornuk</text:p>
          </table:table-cell>
          <table:table-cell office:value-type="string">
            <text:p>Ungolë</text:p>
          </table:table-cell>
          <table:table-cell office:value-type="string">
            <text:p>Glass Golem</text:p>
          </table:table-cell>
          <table:table-cell office:value-type="string">
            <text:p>Rak'shor the necromancer</text:p>
          </table:table-cell>
          <table:table-cell table:number-columns-repeated="3"/>
          <table:table-cell office:value-type="string">
            <text:p>Balrog</text:p>
          </table:table-cell>
          <table:table-cell office:value-type="string">
            <text:p>Gorbat &amp; his dragon</text:p>
          </table:table-cell>
          <table:table-cell office:value-type="string">
            <text:p>Vor the Geomancer</text:p>
          </table:table-cell>
          <table:table-cell/>
          <table:table-cell office:value-type="string">
            <text:p>Alatar &amp; Pallando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>
            <text:p>Mad Artificier</text:p>
          </table:table-cell>
          <table:table-cell table:number-columns-repeated="1019"/>
        </table:table-row>
        <table:table-row table:style-name="ro1">
          <table:table-cell office:value-type="string">
            <text:p>Boss Loot</text:p>
          </table:table-cell>
          <table:table-cell office:value-type="string">
            <text:p>Ring of Lost Love</text:p>
          </table:table-cell>
          <table:table-cell office:value-type="string">
            <text:p>Ring of Flames</text:p>
          </table:table-cell>
          <table:table-cell office:value-type="string">
            <text:p>Rod of Spydric Poison</text:p>
          </table:table-cell>
          <table:table-cell office:value-type="string">
            <text:p>Helm of Knowledge</text:p>
          </table:table-cell>
          <table:table-cell office:value-type="string">
            <text:p>Black Robe</text:p>
          </table:table-cell>
          <table:table-cell table:number-columns-repeated="5"/>
          <table:table-cell office:value-type="string">
            <text:p>Crown of the Elements</text:p>
          </table:table-cell>
          <table:table-cell/>
          <table:table-cell office:value-type="string">
            <text:p>Essence of Life</text:p>
          </table:table-cell>
          <table:table-cell table:number-columns-repeated="1010"/>
        </table:table-row>
        <table:table-row table:style-name="ro1">
          <table:table-cell/>
          <table:table-cell table:number-columns-repeated="2" office:value-type="string">
            <text:p>3 egos</text:p>
          </table:table-cell>
          <table:table-cell office:value-type="string">
            <text:p>5 egos</text:p>
          </table:table-cell>
          <table:table-cell office:value-type="string">
            <text:p>7 egos</text:p>
          </table:table-cell>
          <table:table-cell office:value-type="string">
            <text:p>Orb of Undeath</text:p>
          </table:table-cell>
          <table:table-cell table:number-columns-repeated="4"/>
          <table:table-cell office:value-type="string">
            <text:p>Dragon Orb</text:p>
          </table:table-cell>
          <table:table-cell office:value-type="string">
            <text:p>Orb of the Elements</text:p>
          </table:table-cell>
          <table:table-cell office:value-type="string">
            <text:p>Orb of Destruction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>
            <text:p>5 egos</text:p>
          </table:table-cell>
          <table:table-cell table:number-columns-repeated="4"/>
          <table:table-cell table:number-columns-repeated="3" office:value-type="string">
            <text:p>5 egos</text:p>
          </table:table-cell>
          <table:table-cell office:value-type="string">
            <text:p>10 egos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Normal Loot</text:p>
          </table:table-cell>
          <table:table-cell table:number-columns-repeated="1023"/>
        </table:table-row>
        <table:table-row table:style-name="ro1" table:number-rows-repeated="6">
          <table:table-cell table:number-columns-repeated="1024"/>
        </table:table-row>
        <table:table-row table:style-name="ro5">
          <table:table-cell table:style-name="ce24" office:value-type="string">
            <text:p>Notes</text:p>
          </table:table-cell>
          <table:table-cell table:style-name="ce15" table:number-columns-repeated="2"/>
          <table:table-cell table:style-name="ce15" office:value-type="string">
            <text:p>a portal is found to the world of Spydrë</text:p>
          </table:table-cell>
          <table:table-cell table:style-name="ce15"/>
          <table:table-cell table:style-name="ce15" office:value-type="string">
            <text:p>orc necromancers lair unlocks necros</text:p>
          </table:table-cell>
          <table:table-cell table:style-name="ce15"/>
          <table:table-cell table:style-name="ce15" office:value-type="string">
            <text:p>means « waste of monsters »</text:p>
            <text:p>An arid desert</text:p>
          </table:table-cell>
          <table:table-cell table:style-name="ce15" office:value-type="string">
            <text:p>a port of easterlings in the far east</text:p>
          </table:table-cell>
          <table:table-cell table:style-name="ce15" office:value-type="string">
            <text:p>old temple overrun by demons summoned by mad cultists</text:p>
            <text:p>They torture people which can be freed</text:p>
          </table:table-cell>
          <table:table-cell table:style-name="ce15" office:value-type="string">
            <text:p>the pride has been destroyed by an invasion of drakes called by Gorbat a Wyrmic he destroyed his own pride to gain power</text:p>
          </table:table-cell>
          <table:table-cell table:style-name="ce15" office:value-type="string">
            <text:p>elements reign free</text:p>
            <text:p>Orcs imbued with elemental powers</text:p>
            <text:p>Lots of mages &amp; geomancers around</text:p>
          </table:table-cell>
          <table:table-cell table:style-name="ce15" office:value-type="string">
            <text:p>home of the most elite</text:p>
            <text:p>Orc warriors</text:p>
          </table:table-cell>
          <table:table-cell table:style-name="ce12" office:value-type="string">
            <text:p>last zone of the normal game</text:p>
            <text:p>Hideout of the istari;</text:p>
            <text:p>Entrance is protected by a amgical shield that must be removed before entering</text:p>
          </table:table-cell>
          <table:table-cell table:style-name="ce15"/>
          <table:table-cell table:style-name="ce32" table:number-columns-repeated="1009"/>
        </table:table-row>
        <table:table-row table:style-name="ro6">
          <table:table-cell table:style-name="ce25"/>
          <table:table-cell table:style-name="ce28" table:number-columns-repeated="4"/>
          <table:table-cell table:style-name="ce28" office:value-type="string">
            <text:p>can unlock Necromancer class</text:p>
          </table:table-cell>
          <table:table-cell table:style-name="ce28" table:number-columns-repeated="3"/>
          <table:table-cell table:style-name="ce28" office:value-type="string">
            <text:p>can unlock <text:s/>Demonologist class</text:p>
          </table:table-cell>
          <table:table-cell table:style-name="ce28"/>
          <table:table-cell table:style-name="ce28" office:value-type="string">
            <text:p>can unlock Pyromancer and Cryomancer classes</text:p>
          </table:table-cell>
          <table:table-cell table:style-name="ce28"/>
          <table:table-cell table:style-name="ce31"/>
          <table:table-cell table:style-name="ce28" table:number-columns-repeated="1010"/>
        </table:table-row>
        <table:table-row table:style-name="ro1" table:number-rows-repeated="10">
          <table:table-cell table:style-name="ce25"/>
          <table:table-cell table:style-name="ce28" table:number-columns-repeated="12"/>
          <table:table-cell table:style-name="ce31"/>
          <table:table-cell table:style-name="ce28" table:number-columns-repeated="1010"/>
        </table:table-row>
        <table:table-row table:style-name="ro1" table:number-rows-repeated="8">
          <table:table-cell/>
          <table:table-cell table:style-name="ce28" table:number-columns-repeated="12"/>
          <table:table-cell table:style-name="ce31"/>
          <table:table-cell table:style-name="ce28"/>
          <table:table-cell table:number-columns-repeated="1009"/>
        </table:table-row>
        <table:table-row table:style-name="ro1" table:number-rows-repeated="65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da-Towns" table:style-name="ta1" table:print="false">
        <table:table-column table:style-name="co6" table:default-cell-style-name="ce3"/>
        <table:table-column table:style-name="co2" table:number-columns-repeated="3" table:default-cell-style-name="Default"/>
        <table:table-column table:style-name="co7" table:default-cell-style-name="Default"/>
        <table:table-column table:style-name="co2" table:number-columns-repeated="5" table:default-cell-style-name="Default"/>
        <table:table-column table:style-name="co2" table:default-cell-style-name="ce11"/>
        <table:table-column table:style-name="co1" table:number-columns-repeated="1013" table:default-cell-style-name="Default"/>
        <table:table-row table:style-name="ro1">
          <table:table-cell table:style-name="ce1" office:value-type="string">
            <text:p>Town</text:p>
          </table:table-cell>
          <table:table-cell table:style-name="ce13" office:value-type="string">
            <text:p>Western Wilderness</text:p>
          </table:table-cell>
          <table:table-cell table:style-name="ce16"/>
          <table:table-cell table:style-name="ce17"/>
          <table:table-cell table:style-name="ce16" table:number-columns-repeated="5"/>
          <table:table-cell table:style-name="ce17"/>
          <table:table-cell table:style-name="ce18"/>
          <table:table-cell table:style-name="ce21" table:number-columns-repeated="243"/>
          <table:table-cell table:number-columns-repeated="770"/>
        </table:table-row>
        <table:table-row table:style-name="ro1">
          <table:table-cell table:style-name="ce33" office:value-type="string">
            <text:p>Place</text:p>
          </table:table-cell>
          <table:table-cell table:style-name="ce14" office:value-type="string">
            <text:p>Bree</text:p>
          </table:table-cell>
          <table:table-cell table:style-name="ce14" office:value-type="string">
            <text:p>Minas Tirith</text:p>
          </table:table-cell>
          <table:table-cell table:style-name="ce14" office:value-type="string">
            <text:p>Angolwen</text:p>
          </table:table-cell>
          <table:table-cell table:style-name="ce14" office:value-type="string">
            <text:p>Gates of Morning</text:p>
          </table:table-cell>
          <table:table-cell table:style-name="ce14" table:number-columns-repeated="2"/>
          <table:table-cell table:style-name="ce20" table:number-columns-repeated="4"/>
          <table:table-cell table:style-name="ce22" table:number-columns-repeated="243"/>
          <table:table-cell table:style-name="ce23" table:number-columns-repeated="768"/>
          <table:table-cell table:number-columns-repeated="2"/>
        </table:table-row>
        <table:table-row table:style-name="ro1">
          <table:table-cell office:value-type="string">
            <text:p>Leve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NPC types</text:p>
          </table:table-cell>
          <table:table-cell table:number-columns-repeated="2" office:value-type="string">
            <text:p>Humans</text:p>
          </table:table-cell>
          <table:table-cell office:value-type="string">
            <text:p>Elves</text:p>
          </table:table-cell>
          <table:table-cell office:value-type="string">
            <text:p>Huma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Hobbits</text:p>
          </table:table-cell>
          <table:table-cell/>
          <table:table-cell office:value-type="string">
            <text:p>Humans</text:p>
          </table:table-cell>
          <table:table-cell office:value-type="string">
            <text:p>Elves</text:p>
          </table:table-cell>
          <table:table-cell table:number-columns-repeated="1019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office:value-type="string">
            <text:p>Leader</text:p>
          </table:table-cell>
          <table:table-cell office:value-type="string">
            <text:p>Londo Proundfoot</text:p>
          </table:table-cell>
          <table:table-cell office:value-type="string">
            <text:p>Eldarion</text:p>
          </table:table-cell>
          <table:table-cell office:value-type="string">
            <text:p>Anlinwen Noromiel</text:p>
          </table:table-cell>
          <table:table-cell office:value-type="string">
            <text:p>High Sun Paladin Aery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(Hobbit male)</text:p>
          </table:table-cell>
          <table:table-cell office:value-type="string">
            <text:p>(Dunadan male)</text:p>
          </table:table-cell>
          <table:table-cell office:value-type="string">
            <text:p>(Elf female)</text:p>
          </table:table-cell>
          <table:table-cell office:value-type="string">
            <text:p>(Human female)</text:p>
          </table:table-cell>
          <table:table-cell table:number-columns-repeated="1019"/>
        </table:table-row>
        <table:table-row table:style-name="ro1">
          <table:table-cell office:value-type="string">
            <text:p>Boss Loot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>
            <text:p>Special stores</text:p>
          </table:table-cell>
          <table:table-cell/>
          <table:table-cell office:value-type="string">
            <text:p>ego shop with high price if lsot merchant quets is done</text:p>
          </table:table-cell>
          <table:table-cell office:value-type="string">
            <text:p>Wands &amp; Stav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Magic teachings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7">
          <table:table-cell table:style-name="ce25" office:value-type="string">
            <text:p>Notes</text:p>
          </table:table-cell>
          <table:table-cell table:style-name="ce28"/>
          <table:table-cell table:style-name="ce28" office:value-type="string">
            <text:p>Capital of the west</text:p>
          </table:table-cell>
          <table:table-cell table:style-name="ce28" office:value-type="string">
            <text:p>Mages town</text:p>
          </table:table-cell>
          <table:table-cell table:style-name="ce28" office:value-type="string">
            <text:p>Main free city of the east</text:p>
          </table:table-cell>
          <table:table-cell table:style-name="ce28" table:number-columns-repeated="5"/>
          <table:table-cell table:style-name="ce31"/>
          <table:table-cell table:style-name="ce28" table:number-columns-repeated="1013"/>
        </table:table-row>
        <table:table-row table:style-name="ro8">
          <table:table-cell table:style-name="ce25"/>
          <table:table-cell table:style-name="ce28" table:number-columns-repeated="2"/>
          <table:table-cell table:style-name="ce28" office:value-type="string">
            <text:p>All mages come from there.</text:p>
            <text:p><text:span text:style-name="T1">It was founded by </text:span><text:span text:style-name="T1">« renegate » elves who did </text:span><text:span text:style-name="T1">not want to see the « true » </text:span><text:span text:style-name="T1">magic of the Istari be </text:span><text:span text:style-name="T1">forgotten.</text:span></text:p>
            <text:p><text:span text:style-name="T1">It is said Gandalf secretly </text:span><text:span text:style-name="T1">helped them.</text:span></text:p>
          </table:table-cell>
          <table:table-cell table:style-name="ce28" office:value-type="string">
            <text:p>Sun Paladins and Anorithil comes from there</text:p>
          </table:table-cell>
          <table:table-cell table:style-name="ce28" table:number-columns-repeated="5"/>
          <table:table-cell table:style-name="ce31"/>
          <table:table-cell table:style-name="ce28" table:number-columns-repeated="1013"/>
        </table:table-row>
        <table:table-row table:style-name="ro1">
          <table:table-cell table:style-name="ce25"/>
          <table:table-cell table:style-name="ce28" table:number-columns-repeated="9"/>
          <table:table-cell table:style-name="ce31"/>
          <table:table-cell table:style-name="ce28" table:number-columns-repeated="1013"/>
        </table:table-row>
        <table:table-row table:style-name="ro5">
          <table:table-cell table:style-name="ce25"/>
          <table:table-cell table:style-name="ce28" table:number-columns-repeated="2"/>
          <table:table-cell table:style-name="ce28" office:value-type="string">
            <text:p>It is located in an hidden valley in the Blue Mountains and must be accessed by a portal.</text:p>
            <text:p>Mages know its location, for others <text:s/>it must be discovered.</text:p>
          </table:table-cell>
          <table:table-cell table:style-name="ce28" table:number-columns-repeated="6"/>
          <table:table-cell table:style-name="ce31"/>
          <table:table-cell table:style-name="ce28" table:number-columns-repeated="1013"/>
        </table:table-row>
        <table:table-row table:style-name="ro1">
          <table:table-cell table:style-name="ce25"/>
          <table:table-cell table:style-name="ce28" table:number-columns-repeated="9"/>
          <table:table-cell table:style-name="ce31"/>
          <table:table-cell table:style-name="ce28" table:number-columns-repeated="1013"/>
        </table:table-row>
        <table:table-row table:style-name="ro7">
          <table:table-cell table:style-name="ce25"/>
          <table:table-cell table:style-name="ce28" table:number-columns-repeated="2"/>
          <table:table-cell table:style-name="ce28" office:value-type="string">
            <text:p>Turns hostile if player knows Corruptions</text:p>
          </table:table-cell>
          <table:table-cell table:style-name="ce28" table:number-columns-repeated="6"/>
          <table:table-cell table:style-name="ce31"/>
          <table:table-cell table:style-name="ce28" table:number-columns-repeated="1013"/>
        </table:table-row>
        <table:table-row table:style-name="ro1" table:number-rows-repeated="8">
          <table:table-cell table:style-name="ce25"/>
          <table:table-cell table:style-name="ce28" table:number-columns-repeated="9"/>
          <table:table-cell table:style-name="ce31"/>
          <table:table-cell table:style-name="ce28" table:number-columns-repeated="1013"/>
        </table:table-row>
        <table:table-row table:style-name="ro1" table:number-rows-repeated="6548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fr" fo:country="FR" style:font-name-asian="DejaVu San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29">07/29/2010</text:date>, <text:time>23:48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12-25T03:02:03</meta:creation-date>
    <dc:date>2010-07-29T23:48:23</dc:date>
    <dc:language>fr-FR</dc:language>
    <meta:editing-cycles>108</meta:editing-cycles>
    <meta:editing-duration>PT102H05M39S</meta:editing-duration>
    <meta:document-statistic meta:table-count="3" meta:cell-count="294" meta:object-count="0"/>
    <meta:user-defined meta:name="Info 1"/>
    <meta:user-defined meta:name="Info 2"/>
    <meta:user-defined meta:name="Info 3"/>
    <meta:user-defined meta:name="Info 4"/>
  </office:meta>
</office:document-meta>
</file>